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2pt" style:font-size-asian="28pt" style:font-size-complex="28pt"/>
    </style:style>
    <style:style style:name="P4" style:family="paragraph">
      <style:text-properties fo:font-size="24pt" style:font-size-asian="32pt" style:font-size-complex="32pt"/>
    </style:style>
    <style:style style:name="P5" style:family="paragraph">
      <style:text-properties fo:font-size="28pt" style:font-size-asian="40pt" style:font-size-complex="40pt"/>
    </style:style>
    <style:style style:name="P6" style:family="paragraph">
      <style:text-properties fo:font-size="26pt" style:font-size-asian="36pt" style:font-size-complex="36pt"/>
    </style:style>
    <style:style style:name="T1" style:family="text">
      <style:text-properties style:text-position="0% 100%"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fo:font-weight="normal" style:font-weight-asian="normal" style:font-weight-complex="normal"/>
    </style:style>
    <style:style style:name="T6" style:family="text">
      <style:text-properties style:text-position="-33%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text-position="-33% 58%" fo:font-size="14pt" style:font-size-asian="14pt" style:font-size-complex="14pt"/>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22pt" style:font-size-asian="28pt" style:font-size-complex="28pt"/>
    </style:style>
    <style:style style:name="T15" style:family="text">
      <style:text-properties fo:font-size="22pt" fo:font-style="italic" style:font-size-asian="28pt" style:font-style-asian="italic" style:font-size-complex="28pt" style:font-style-complex="italic"/>
    </style:style>
    <style:style style:name="T16" style:family="text">
      <style:text-properties style:text-position="33% 58%" fo:font-style="italic" style:font-style-asian="italic" style:font-style-complex="italic"/>
    </style:style>
    <style:style style:name="T17" style:family="text">
      <style:text-properties style:font-name="Calibri3" style:font-name-asian="Calibri3" style:font-name-complex="Calibri3"/>
    </style:style>
    <style:style style:name="T18" style:family="text">
      <style:text-properties style:font-name="Calibri2" style:font-name-asian="Calibri3" style:font-name-complex="Calibri3"/>
    </style:style>
    <style:style style:name="T19" style:family="text">
      <style:text-properties fo:font-size="24pt" style:font-size-asian="32pt" style:font-size-complex="32pt"/>
    </style:style>
    <style:style style:name="T20" style:family="text">
      <style:text-properties fo:font-size="28pt" style:font-size-asian="40pt" style:font-size-complex="40pt"/>
    </style:style>
    <style:style style:name="T21" style:family="text">
      <style:text-properties fo:font-size="2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draw:text-box>
            <text:p>Man versteht unter einem <text:span text:style-name="T1">Massenpunkt</text:span> einen physikalischen Körper mit einer Masse <text:span text:style-name="T2">m</text:span>, aber mit allseitig vernachlässigbarer Ausdehnu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draw:text-box>
            <text:p>Die <text:span text:style-name="T3">Kinematik</text:span> stellt die mathematischen und physikalischen Begriffe zusammen, um die Bewegung eines Massenpunktes zu beschreib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draw:text-box>
            <text:p>Die Bahnkurve ist die zeitliche Abfolge der Aufenthaltsorte eines Körpers oder Massenpunktes:</text:p>
            <text:p><text:span text:style-name="T3">r</text:span>(t)</text:p>
          </draw:text-box>
        </draw:frame>
        <draw:frame draw:style-name="gr2" draw:text-style-name="P1" draw:layer="layout" svg:width="14.182cm" svg:height="2.506cm" svg:x="6.908cm" svg:y="13.246cm">
          <text:p/>
          <draw:object xlink:href="../Bahnkurv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draw:text-box>
            <text:p>Der Ortsvektor beschreibt den Aufenthaltsort eines Körpers zum Zeitpunkt t:</text:p>
            <text:p><text:span text:style-name="T3">r</text:span>(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draw:text-box>
            <text:p>Die Geschwindigkeit ist die Änderung des Geschwindigkeitsvektors mit der Zeit, also seine zeitliche Ableitung:</text:p>
            <text:p><text:s/><text:span text:style-name="T3">v</text:span>(t)</text:p>
          </draw:text-box>
        </draw:frame>
        <draw:frame draw:style-name="gr2" draw:text-style-name="P1" draw:layer="layout" svg:width="8.932cm" svg:height="2.392cm" svg:x="9.533cm" svg:y="13.503cm">
          <text:p/>
          <draw:object xlink:href="../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draw:text-box>
            <text:p>Die Beschleunigung ist die Änderung des Ortsvektors mit der Zeit, also seine zeitliche Ableitung:</text:p>
            <text:p><text:span text:style-name="T3">a</text:span>(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86cm" svg:height="1.168cm" svg:x="9.356cm" svg:y="9.915cm">
          <text:p/>
          <draw:object xlink:href="../Geschwindigkeit%20Zylinder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1.329cm" svg:height="1.206cm" svg:x="8.335cm" svg:y="9.896cm">
          <text:p/>
          <draw:object xlink:href="../Geschwindigkeit%20Kugelkoordina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user-transformed="true">
          <draw:text-box>
            <text:p><text:span text:style-name="T3">a</text:span>(t) = 0 ; <text:span text:style-name="T3">v</text:span>(t) = <text:span text:style-name="T3">v</text:span><text:span text:style-name="T4">0</text:span> für alle t</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draw:text-box>
            <text:p><text:span text:style-name="T3">v</text:span>(t) = <text:span text:style-name="T5">v(t</text:span><text:span text:style-name="T6">0</text:span><text:span text:style-name="T5">)</text:span> + <text:span text:style-name="T3">a</text:span><text:span text:style-name="T4">0</text:span>(t − t<text:span text:style-name="T6">0</text:span><text:span text:style-name="T7">); </text:span><text:span text:style-name="T1">a</text:span><text:span text:style-name="T7">(t) = </text:span><text:span text:style-name="T1">a</text:span><text:span text:style-name="T6">0</text:span><text:span text:style-name="T7"> für alle 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draw:text-box>
            <text:p>Wenn sich die <text:span text:style-name="T3">Winkelgeschwindigkeit</text:span> nicht ändert:</text:p>
            <text:p/>
            <text:p>ω = const ⇐⇒ <text:span text:style-name="T1">gleichförmige</text:span> Kreisbewegung</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Formulieren Sie die Newton'schen Axiome.</text:p>
          </draw:text-box>
        </draw:frame>
        <draw:frame presentation:style-name="pr5" draw:text-style-name="P2" draw:layer="layout" svg:width="25.199cm" svg:height="12.18cm" svg:x="1.4cm" svg:y="4.915cm" presentation:class="subtitle" presentation:user-transformed="true">
          <draw:text-box>
            <text:p text:style-name="P2"><text:span text:style-name="T8">(lex prima, Galilei'sches Trägheitsgesetz)</text:span></text:p>
            <text:p text:style-name="P2"><text:span text:style-name="T9">Es gibt Koordinatensysteme, in denen ein kräftefreier Körper (Massenpunkt) im</text:span></text:p>
            <text:p text:style-name="P2"><text:span text:style-name="T9">Zustand der Ruhe oder der geradlinig gleichförmigen Bewegung verharrt. Solche</text:span></text:p>
            <text:p text:style-name="P2"><text:span text:style-name="T9">Systeme sollen </text:span><text:span text:style-name="T10">Inertialsysteme</text:span><text:span text:style-name="T9"> heißen.</text:span></text:p>
            <text:p text:style-name="P2"><text:span text:style-name="T9"/></text:p>
            <text:p text:style-name="P2"><text:span text:style-name="T8">(lex secunda, Bewegungsgesetz)</text:span></text:p>
            <text:p text:style-name="P2"><text:span text:style-name="T9">Die Änderung des Impulses ist der Einwirkung der bewegenden Kraft proportional und geschieht in Richtung der Kraft.</text:span></text:p>
            <text:p text:style-name="P2"><text:span text:style-name="T9"/></text:p>
            <text:p text:style-name="P2"><text:span text:style-name="T9"/></text:p>
            <text:p text:style-name="P2"><text:span text:style-name="T8">(lex tertia, Reaktionsprinzip, actio = reactio)</text:span></text:p>
            <text:p text:style-name="P2"><text:span text:style-name="T10">F</text:span><text:span text:style-name="T11">12</text:span><text:span text:style-name="T9"> : Kraft des Körpers 2 auf Körper 1 ,</text:span></text:p>
            <text:p text:style-name="P2"><text:span text:style-name="T10">F</text:span><text:span text:style-name="T11">21</text:span><text:span text:style-name="T9"> : Kraft des Körpers 1 auf Körper 2 .</text:span></text:p>
            <text:p text:style-name="P2"><text:span text:style-name="T9">Dann gilt:</text:span></text:p>
            <text:p text:style-name="P2"><text:span text:style-name="T10">F</text:span><text:span text:style-name="T11">12</text:span><text:span text:style-name="T9"> = −</text:span><text:span text:style-name="T10">F</text:span><text:span text:style-name="T11">21</text:span><text:span text:style-name="T9"> .</text:span></text:p>
            <text:p text:style-name="P2"><text:span text:style-name="T9"/></text:p>
            <text:p text:style-name="P2"><text:span text:style-name="T8">(Corollarium, Superpositionsprinzip)</text:span></text:p>
            <text:p text:style-name="P2"><text:span text:style-name="T9">Wirken auf einen Massenpunkt mehrere Kräfte </text:span><text:span text:style-name="T10">F</text:span><text:span text:style-name="T11">1</text:span><text:span text:style-name="T9">, </text:span><text:span text:style-name="T10">F</text:span><text:span text:style-name="T11">2</text:span><text:span text:style-name="T9">, . . . , </text:span><text:span text:style-name="T10">F</text:span><text:span text:style-name="T11">n</text:span><text:span text:style-name="T9">, so addieren sich diese wie Vektoren zu einer Resultanten</text:span></text:p>
          </draw:text-box>
        </draw:frame>
        <draw:frame draw:style-name="gr2" draw:text-style-name="P1" draw:layer="layout" svg:width="3cm" svg:height="1cm" svg:x="12.113cm" svg:y="9.803cm">
          <text:p/>
          <draw:object xlink:href="../lex%20secunda.odf" xlink:type="simple" xlink:show="embed" xlink:actuate="onLoad"/>
          <draw:image xlink:href="./ObjectReplacements/Object 5" xlink:type="simple" xlink:show="embed" xlink:actuate="onLoad"/>
        </draw:frame>
        <draw:frame draw:style-name="gr2" draw:text-style-name="P1" draw:layer="layout" svg:width="1.52cm" svg:height="1cm" svg:x="12.987cm" svg:y="16.503cm">
          <text:p/>
          <draw:object xlink:href="../corollari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draw:text-box>
            <text:p>Die Träge Masse m<text:span text:style-name="T4">t</text:span><text:span text:style-name="T7"> ist ein </text:span><text:span text:style-name="T12">Trägheitswiderstand</text:span><text:span text:style-name="T7">, die Schwere Masse m</text:span><text:span text:style-name="T6">s</text:span><text:span text:style-name="T7"> lässt sich im Schwerefeld der Erde bestimmen. Die Schwere Masse ist also abhängig von der Beschleunigung, während die Träge Masse eine intrinsische Materlialeigenschaft ist.</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user-transformed="true">
          <draw:text-box>
            <text:p>m<text:span text:style-name="T4">s</text:span> ~ m<text:span text:style-name="T4">t</text:span>, also m<text:span text:style-name="T4">s</text:span>/m<text:span text:style-name="T4">t</text:span> = con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draw:text-box>
            <text:p>Das Bewegungsgesetz:</text:p>
            <text:p/>
          </draw:text-box>
        </draw:frame>
        <draw:frame draw:style-name="gr2" draw:text-style-name="P1" draw:layer="layout" svg:width="6.573cm" svg:height="6.627cm" svg:x="10.713cm" svg:y="11.086cm">
          <text:p/>
          <draw:object xlink:href="../Dynamische%20Grundgleichung%20der%20Klassischen%20Mechanik.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draw:text-box>
            <text:p>Die Zentralkraft wirkt radial von einem Zentrum bei r = 0 nach außen (f &gt; 0) oder auf das Zentrum hin (f &lt; 0).</text:p>
          </draw:text-box>
        </draw:frame>
        <draw:frame draw:style-name="gr2" draw:text-style-name="P1" draw:layer="layout" svg:width="10.491cm" svg:height="1.168cm" svg:x="8.754cm" svg:y="12.215cm">
          <text:p/>
          <draw:object xlink:href="../Zentralkraf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draw:text-box>
            <text:p>Inertialsysteme sind Systeme, in denen sich ein kräftefreier Massenpunkt mit <text:span text:style-name="T13">v</text:span> = const auf einer Geraden beweg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draw:text-box>
            <text:p>Eine Galilei-Transformation ist eine Transformation, die ein Inertialsystem in ein Inertialsystem transformiert:</text:p>
            <text:p><text:span text:style-name="T3">r</text:span> = <text:span text:style-name="T3">v</text:span><text:span text:style-name="T4">0</text:span>t + <text:span text:style-name="T3">r</text:span> ;<text:tab/>t = t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user-transformed="true">
          <draw:text-box>
            <text:p>Scheinkräfte sind Kräfte, die in Nicht-Inertialsystemen auftreten. Sie sorgen dafür dass ein kräftefreier Massenpunkt im Nicht-Inertialsystem eine solche Scheinkraft erfährt, dass er vom Inertialsystem aus gesehen eine geradlinig gleichförmige Bewegung ausführt.</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user-transformed="true">
          <draw:text-box>
            <text:p>Die Corioliskraft beruht auf der Trägheit des Teilchens, ist von der Geschwindigkeit abhängig und sorgt dafür, dass ein Teilchen in einem rotierenden System von einem Inertialsystem aus betrachtet eine geradlinige Bewegung ausführ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user-transformed="true">
          <draw:text-box>
            <text:p>Eine Zentrifugalkraft ist die Kraft, die einen Körper aus seiner Kreisbahn bringt, so dass die Bewegung von einem Inertialsystem aus betrachtet geradlinig erscheint.</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4.455cm" svg:height="1.033cm" svg:x="11.772cm" svg:y="9.983cm">
          <text:p/>
          <draw:object xlink:href="../BWGL%20kräftefreie%20Bewe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draw:text-box>
            <text:p>Eine gleichmäßig beschleunigte Bewegung.</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hängt die Endgeschwindigkeit eines Körpers der Masse </text:span><text:span text:style-name="T15">m</text:span><text:span text:style-name="T14">, der mit der Anfangsgeschwindigkeit Null in der Höhe </text:span><text:span text:style-name="T15">h</text:span><text:span text:style-name="T14"> im Schwerefeld der Erde losgelassen wird, beim Aufprall auf der Erde von der Höhe </text:span><text:span text:style-name="T15">h</text:span><text:span text:style-name="T14"> und von der Masse </text:span><text:span text:style-name="T15">m</text:span><text:span text:style-name="T14"> ab?</text:span></text:p>
          </draw:text-box>
        </draw:frame>
        <draw:frame presentation:style-name="pr2" draw:layer="layout" svg:width="25.199cm" svg:height="12.18cm" svg:x="1.4cm" svg:y="4.914cm" presentation:class="subtitle">
          <draw:text-box>
            <text:p>Die Fallzeit und die Endgeschwindigkeit hängen einzig von der Höhe <text:span text:style-name="T2">h</text:span> und der Beschleunigung <text:span text:style-name="T2">g</text:span> ab, aber nicht von der Masse <text:span text:style-name="T2">m</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draw:text-box>
            <text:p>Eine lineare Differentialgleichung n-ter Ordnung ist eine Beziehung der Form</text:p>
            <text:p/>
            <text:p>In die die Ableitungen <text:span text:style-name="T2">x</text:span><text:span text:style-name="T16">(j)</text:span> lediglich linear eingehen:</text:p>
          </draw:text-box>
        </draw:frame>
        <draw:frame draw:style-name="gr2" draw:text-style-name="P1" draw:layer="layout" svg:width="9.637cm" svg:height="1.135cm" svg:x="9.181cm" svg:y="10.932cm">
          <text:p/>
          <draw:object xlink:href="../DGL%20n.odf" xlink:type="simple" xlink:show="embed" xlink:actuate="onLoad"/>
          <draw:image xlink:href="./ObjectReplacements/Object 10" xlink:type="simple" xlink:show="embed" xlink:actuate="onLoad"/>
        </draw:frame>
        <draw:frame draw:style-name="gr2" draw:text-style-name="P1" draw:layer="layout" svg:width="7.88cm" svg:height="2.392cm" svg:x="10.059cm" svg:y="13.003cm">
          <text:p/>
          <draw:object xlink:href="../lin%20DGL.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homogene Differentialgleichungen.</text:p>
          </draw:text-box>
        </draw:frame>
        <draw:frame presentation:style-name="pr2" draw:layer="layout" svg:width="25.199cm" svg:height="12.18cm" svg:x="1.4cm" svg:y="4.914cm" presentation:class="subtitle">
          <draw:text-box>
            <text:p>Die allgemeine Lösung der homogenen, linearen Differentialgleichung <text:span text:style-name="T2">n</text:span>-ter Ordnung lässt sich als Linearkombination von <text:span text:style-name="T2">n</text:span> linear unabhängigen Lösungsfunktionen schreiben. Hat man z.B. durch Erraten oder Probieren <text:span text:style-name="T2">n</text:span> linear unabhängige Lösungen gefunden, so stellt eine Linearkombination derselben die allgemeine Lösung dar.</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draw:text-box>
            <text:p>Suchen Sie die allgemeine Lösung der zugehörigen homogenen Differentialgleichung und eine spezielle Lösung der inhomogenen Gleichung. So ist die Summe dann bereits die gesuchte allgemeine Lösung der inhomogenen Differentialgleichung.</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draw:text-box>
            <text:p>Reibung in Gasen und Flüssigkeiten</text:p>
            <text:p>und</text:p>
            <text:p>Reibung zwischen Festkörper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draw:text-box>
            <text:p>Es handelt sich um eine inhomogene DGL 2. Ordnung:</text:p>
            <text:p/>
            <text:p>Eine spezielle Lösung ist:</text:p>
            <text:p/>
            <text:p/>
            <text:p/>
            <text:p>Aus s = v<text:span text:style-name="T17">·</text:span><text:span text:style-name="T18">t und</text:span></text:p>
          </draw:text-box>
        </draw:frame>
        <draw:frame draw:style-name="gr2" draw:text-style-name="P1" draw:layer="layout" svg:width="6.202cm" svg:height="1.101cm" svg:x="10.898cm" svg:y="8.249cm">
          <text:p/>
          <draw:object xlink:href="../Stokes%20im%20Schwerefeld.odf" xlink:type="simple" xlink:show="embed" xlink:actuate="onLoad"/>
          <draw:image xlink:href="./ObjectReplacements/Object 12" xlink:type="simple" xlink:show="embed" xlink:actuate="onLoad"/>
        </draw:frame>
        <draw:frame draw:style-name="gr2" draw:text-style-name="P1" draw:layer="layout" svg:width="5.509cm" svg:height="2.26cm" svg:x="11.245cm" svg:y="10.169cm">
          <text:p/>
          <draw:object xlink:href="../Spezielle%20LSG%20Stokes%20im%20Schwerefeld%202.odf" xlink:type="simple" xlink:show="embed" xlink:actuate="onLoad"/>
          <draw:image xlink:href="./ObjectReplacements/Object 13" xlink:type="simple" xlink:show="embed" xlink:actuate="onLoad"/>
        </draw:frame>
        <draw:frame draw:style-name="gr2" draw:text-style-name="P1" draw:layer="layout" svg:width="10.968cm" svg:height="2.26cm" svg:x="8.515cm" svg:y="14.469cm">
          <text:p/>
          <draw:object xlink:href="../Spezielle%20LSG%20Stokes%20im%20Schwerefel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4.51cm" svg:x="1.4cm" svg:y="0.335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4.027cm" svg:x="1.4cm" svg:y="0.575cm" presentation:class="title" presentation:user-transformed="true">
          <draw:text-box>
            <text:p><text:span text:style-name="T19">Stellen Sie die Bewegungsgleichung des freien, gedämpften, linearen harmonischen Oszillators auf (Stokes'sche Reibung). Wann liegt der Schwingfall, Kriechfall oder aperiodische Grenzfall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text-style-name="P5" draw:layer="layout" svg:width="25.199cm" svg:height="4.714cm" svg:x="1.4cm" svg:y="0.233cm" presentation:class="title" presentation:user-transformed="true">
          <draw:text-box>
            <text:p><text:span text:style-name="T20">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4.51cm" svg:x="1.4cm" svg:y="0.335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5" draw:layer="layout" svg:width="25.199cm" svg:height="4.714cm" svg:x="1.4cm" svg:y="0.232cm" presentation:class="title" presentation:user-transformed="true">
          <draw:text-box>
            <text:p><text:span text:style-name="T20">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4.027cm" svg:x="1.4cm" svg:y="0.574cm" presentation:class="title" presentation:user-transformed="true">
          <draw:text-box>
            <text:p><text:span text:style-name="T19">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4.51cm" svg:x="1.4cm" svg:y="0.335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4.51cm" svg:x="1.4cm" svg:y="0.335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text-style-name="P3" draw:layer="layout" svg:width="25.199cm" svg:height="4.929cm" svg:x="1.4cm" svg:y="0.124cm" presentation:class="title" presentation:user-transformed="true">
          <draw:text-box>
            <text:p><text:span text:style-name="T14">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4.51cm" svg:x="1.4cm" svg:y="0.335cm" presentation:class="title" presentation:user-transformed="true">
          <draw:text-box>
            <text:p>Diskutieren Sie mit Hilfe des Potentials qualitativ die eindimensionale Bewegung d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6" draw:layer="layout" svg:width="25.199cm" svg:height="4.384cm" svg:x="1.4cm" svg:y="0.398cm" presentation:class="title" presentation:user-transformed="true">
          <draw:text-box>
            <text:p><text:span text:style-name="T21">Welche Arbeit muss geleistet werden, um einen Massenpunkt im Feld F = F(r, r° , t) um die Strecke dr zu verschieben? Diskutieren Sie insbesondere das Vorzei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4.51cm" svg:x="1.4cm" svg:y="0.335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4.51cm" svg:x="1.4cm" svg:y="0.335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4.51cm" svg:x="1.4cm" svg:y="0.335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4.51cm" svg:x="1.4cm" svg:y="0.335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1-22T14:06:40.501000000</dc:date>
    <meta:document-statistic meta:object-count="355"/>
  </office:meta>
</office:document-meta>
</file>